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1.432cm"/>
    </style:style>
    <style:style style:name="co3" style:family="table-column">
      <style:table-column-properties fo:break-before="auto" style:column-width="9.28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b_chiffre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detail</text:p>
          </table:table-cell>
          <table:table-cell office:value-type="string" calcext:value-type="string">
            <text:p>espece_id</text:p>
          </table:table-cell>
          <table:table-cell office:value-type="string" calcext:value-type="string">
            <text:p>typenum_id</text:p>
          </table:table-cell>
          <table:table-cell office:value-type="string" calcext:value-type="string">
            <text:p>groupe_id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supprimable</text:p>
          </table:table-cell>
          <table:table-cell office:value-type="string" calcext:value-type="string">
            <text:p>requi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nonullab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mbre de vaches présentes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mbre de génisses de la naissance au vêlage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mbre total de vêlages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mbre de vêlages de vaches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mbre de vêlages de génisses (1er vêlage)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mbre de veaux nés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mbre de vaches réformées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mbre d’animaux au pâturage</text:p>
          </table:table-cell>
          <table:table-cell office:value-type="string" calcext:value-type="string">
            <text:p>En absence de pâturage, cette valeur peut être nulle. Dans ce cas, le nombre de diarrhées estivales doit lui aussi être nul.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mbre de vaches mortes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mbre de génisses mortes de la naissance au 1er vêlage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mbre de veaux morts dans les 24 premières heures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rais vétérinaires (hors conseil)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ge au premier vêlage (en mois)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ombre d’IA pour une IA fécondante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mbre de vêlages avec aide (vêleuse, césarienne)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ombre d’avortements (3 derniers mois gestationnels)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ombre de non délivrances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ombre de métrites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ombre de fièvres de lait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ombre de caillettes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ombre de cétoses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ombre de tétanies d’herbage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ombre de mammites cliniques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ombre de nouvelles mammites au cours de la période sèche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ombre de mammites en début de lactation sur les primipares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oyenne annuelle des comptages en cellules somatiques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ombre de mois avec un taux d'urée &gt;350 mg/l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résence de staphylocoques dans le lait dans l'année ?</text:p>
          </table:table-cell>
          <table:table-cell office:value-type="string" calcext:value-type="string">
            <text:p>Indiquer 0 si aucun cas dans l'année et 1 si au moins un cas.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résence de salmonelles dans le lait dans l'année ?</text:p>
          </table:table-cell>
          <table:table-cell office:value-type="string" calcext:value-type="string">
            <text:p>Indiquer 0 si aucun cas dans l'année et 1 si au moins un cas.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résence de listéria dans le lait dans l'année ?</text:p>
          </table:table-cell>
          <table:table-cell office:value-type="string" calcext:value-type="string">
            <text:p>Indiquer 0 si aucun cas dans l'année et 1 si au moins un cas.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résence d'E. coli dans le lait dans l'année ?</text:p>
          </table:table-cell>
          <table:table-cell office:value-type="string" calcext:value-type="string">
            <text:p>Indiquer 0 si aucun cas dans l'année et 1 si au moins un cas.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ombre de TB anormaux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ntervalle vêlage - 1ère IA (en jour)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ourcentage de vaches à 3 IA ou plus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ntervalle vêlage - vêlage (en jour)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Nombre de veaux morts du 1er jour au sevrage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ombre total de veaux malades, traités et guéris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ombre de veaux avec des infections ombilicales (gros nombrils)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ombre de veaux avec problèmes digestifs (diarrhées, coccidioses...)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Nombre de veaux avec problèmes respiratoires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ombre de diarrhées estivales chez les jeunes et les adultes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Nombre de foies saisis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Nombre de vaches boitant sévèrement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Nombre de vaches réformées pour boiterie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Nombre de vaches avec un parage curatif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nombre de vaches avec des sabots longs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oids des génisses à la 1ère insémination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Nombre de vaches réinséminées 60 jours après une IA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ortalité estivale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Durée de pâturage cumulé avant premier vêlage (en mois)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VA" table:style-name="ta1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detail</text:p>
          </table:table-cell>
          <table:table-cell office:value-type="string" calcext:value-type="string">
            <text:p>espece_id</text:p>
          </table:table-cell>
          <table:table-cell office:value-type="string" calcext:value-type="string">
            <text:p>typenum_id</text:p>
          </table:table-cell>
          <table:table-cell office:value-type="string" calcext:value-type="string">
            <text:p>groupe_id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supprimable</text:p>
          </table:table-cell>
          <table:table-cell office:value-type="string" calcext:value-type="string">
            <text:p>requi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nonullable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Nombre de vaches</text:p>
          </table:table-cell>
          <table:table-cell office:value-type="string" calcext:value-type="string">
            <text:p>NULL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Nombre de génisses (depuis le sevrage et avant la mise-bas)</text:p>
          </table:table-cell>
          <table:table-cell office:value-type="string" calcext:value-type="string">
            <text:p>NULL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Nombre de génisses + vaches</text:p>
          </table:table-cell>
          <table:table-cell office:value-type="string" calcext:value-type="string">
            <text:p>NULL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Nombre de vaches à l’engraissement</text:p>
          </table:table-cell>
          <table:table-cell office:value-type="string" calcext:value-type="string">
            <text:p>NULL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Nombre de vaches mortes à l’engraissement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mbre de vaches de plus de 10 ans</text:p>
          </table:table-cell>
          <table:table-cell office:value-type="string" calcext:value-type="string">
            <text:p>NULL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Nombre de vêlages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Nombre de vaches pleines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Nombre de vêlages de vaches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Nombre de vêlages de génisses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Nombre total de vêlages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Nombre d’avortements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Nombre de veaux nés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Nombre de vêlages de génisses difficiles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Nombre de cas de problèmes post-partum (prolapsus, non délivrance, métrite)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Nombre de vaches mises à la reproduction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Nombre de vaches avec blessures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Nombre de accidentées au pâturage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Nombre de accidentées en stabulation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Nombre total de morts après sevrage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Nombre de morts à l’engraissement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Frais vétérinaires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IVV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oids à la naissance des veaux mâles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Nombre de jeunes à l’engraissement</text:p>
          </table:table-cell>
          <table:table-cell office:value-type="string" calcext:value-type="string">
            <text:p>NULL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Nombre de cas d’acidose à l’engraissement des jeunes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Nombre de cas de météorisation des vaches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Nombre de cas de tétanie d’herbage des vaches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Nombre de veaux morts avant 2 jours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Nombre de veaux morts entre 3 jours et 15 jours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Nombre de veaux morts entre 15 jours et le sevrage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GMQ de 0 à 210 jours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Nombre de veaux qui ont pris du colostrum après 6 heures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Nombre de veaux qui ont reçu colostrum autre que celui de leur mère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Nombre de cas de gros nombrils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Nombre de cas de problèmes digestifs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Nombre de cas de problèmes respiratoires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Nombre de cas de problèmes fonctionnels (fractures, écrasement)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Nombre de traitements curatifs contre les strongles digestifs pour les vaches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traitements curatifs contre les strongles digestifs pour les génisses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Nombre de traitements curatifs contre les strongles respiratoires chez les génisses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Nombre de traitements curatifs contre les strongles respiratoires chez les vaches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Nombre de cas de bronchites vermineuses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Nombre de cas cliniques de douve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Nombre de traitements curatifs contre la grande douve ou le paramphistome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Nombre de ticket d'abattage avec la mention "foie saisi"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Nombre de traitements curatifs ectoparasites au pâturage (tiques, mouches)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ombre de traitements curatifs ectoparasites en stabulation (poux, gales, teignes,)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Nombre de vaches avec mamelle défectueuse (déséquilibrée, 3 quartiers, trayons à problèmes)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mbre de cas de mammites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Nombre de vaches ayant boité sévèrement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Nombre de taureau ayant boité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Nombre d’animaux traités pour boiterie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Nombre de taureaux</text:p>
          </table:table-cell>
          <table:table-cell office:value-type="string" calcext:value-type="string">
            <text:p>NULL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4.2$Linux_X86_64 LibreOffice_project/40$Build-2</meta:generator>
    <meta:initial-creator>phpMyAdmin OVH</meta:initial-creator>
    <meta:creation-date>2023-02-06T18:38:33</meta:creation-date>
    <dc:date>2023-02-11T07:14:22.501271834</dc:date>
    <meta:editing-duration>PT40M31S</meta:editing-duration>
    <meta:editing-cycles>9</meta:editing-cycles>
    <meta:document-statistic meta:table-count="2" meta:cell-count="1166" meta:object-count="0"/>
  </office:meta>
</office:document-meta>
</file>